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9752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opalnia_DATASIZE_200_KNN_2_distanceAlgorithm_PROBABILITY_Algorithms_MAGNETIC</text:p>
          </table:table-cell>
          <table:table-cell/>
        </table:table-row>
        <table:table-row table:style-name="ro2">
          <table:table-cell office:value-type="string">
            <text:p>MEAN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E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1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2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ILE-5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7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9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kopalnia_DATASIZE_200_KNN_2_distanceAlgorithm_PROBABILITY_Algorithms_RSSI</text:p>
          </table:table-cell>
          <table:table-cell/>
        </table:table-row>
        <table:table-row table:style-name="ro2">
          <table:table-cell office:value-type="string">
            <text:p>MEAN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MAX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IN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E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1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2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5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7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90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7T22:00:57</dc:date>
    <dc:creator>mike </dc:creator>
    <meta:document-statistic meta:table-count="1" meta:cell-count="102" meta:object-count="0"/>
    <meta:generator>LibreOffice/3.5$Linux_X86_64 LibreOffice_project/350m1$Build-2</meta:generator>
  </office:meta>
</office:document-meta>
</file>